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dfa" officeooo:paragraph-rsid="0006ddfa"/>
    </style:style>
    <style:style style:name="P2" style:family="paragraph" style:parent-style-name="Standard">
      <style:text-properties officeooo:paragraph-rsid="0006ddfa"/>
    </style:style>
    <style:style style:name="T1" style:family="text">
      <style:text-properties officeooo:rsid="0006ddfa"/>
    </style:style>
    <style:style style:name="T2" style:family="text">
      <style:text-properties fo:color="#6a9955" style:font-name="Droid Sans Mono" fo:font-size="10.5pt" fo:font-weight="normal" fo:background-color="#1e1e1e" loext:char-shading-value="0"/>
    </style:style>
    <style:style style:name="T3" style:family="text">
      <style:text-properties fo:color="#6a9955" style:font-name="Droid Sans Mono" fo:font-size="10.5pt" fo:font-weight="normal" fo:background-color="transparent" loext:char-shading-value="0"/>
    </style:style>
    <style:style style:name="T4" style:family="text">
      <style:text-properties fo:color="#6a9955" style:font-name="Droid Sans Mono" fo:font-size="10.5pt" fo:font-weight="normal" fo:background-color="transparent" loext:char-shading-value="0"/>
    </style:style>
    <style:style style:name="T5" style:family="text">
      <style:text-properties fo:color="#6a9955" style:font-name="Droid Sans Mono" fo:font-size="10.5pt" fo:font-weight="normal" officeooo:rsid="0006ddfa" fo:background-color="transparent" loext:char-shading-value="0"/>
    </style:style>
    <style:style style:name="T6" style:family="text">
      <style:text-properties fo:color="#000000" style:font-name="Droid Sans Mono" fo:font-size="10.5pt" fo:font-weight="normal" fo:background-color="transparent" loext:char-shading-value="0"/>
    </style:style>
    <style:style style:name="T7" style:family="text">
      <style:text-properties fo:color="#000000" style:font-name="Droid Sans Mono" fo:font-size="10.5pt" fo:font-weight="normal" officeooo:rsid="0006ddfa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</text:p>
      <text:p text:style-name="Standard"><text:s text:c="4"/>"<text:span text:style-name="T1">session_id</text:span>": 1,</text:p>
      <text:p text:style-name="Standard"><text:s text:c="4"/>"<text:span text:style-name="T1">session_name</text:span>": <text:span text:style-name="T1">AI</text:span>,</text:p>
      <text:p text:style-name="Standard"><text:s text:c="4"/>"<text:span text:style-name="T1">session_link</text:span>": "sunt aut facere repellat provident occaecati excepturi optio reprehenderit",</text:p>
      <text:p text:style-name="Standard"><text:s text:c="4"/>"<text:span text:style-name="T1">start_time</text:span>": <text:span text:style-name="T6">2022-03-0</text:span><text:span text:style-name="T7">3 </text:span><text:span text:style-name="T6">16:24;</text:span></text:p>
      <text:p text:style-name="P2"><text:span text:style-name="T6"><text:s text:c="3"/>"</text:span><text:span text:style-name="T7">end_time</text:span><text:span text:style-name="T6">": 2022-03-0</text:span><text:span text:style-name="T7">3 </text:span><text:span text:style-name="T6">16:24;</text:span></text:p>
      <text:p text:style-name="Standard"/>
      <text:p text:style-name="Standard"><text:s text:c="2"/>},</text:p>
      <text:p text:style-name="Standard"><text:s text:c="2"/>{</text:p>
      <text:p text:style-name="P2"><text:s text:c="4"/>"<text:span text:style-name="T1">session_id</text:span>": 1,</text:p>
      <text:p text:style-name="P2"><text:s text:c="4"/>"<text:span text:style-name="T1">session_name</text:span>": <text:span text:style-name="T1">AI</text:span>,</text:p>
      <text:p text:style-name="P2"><text:s text:c="4"/>"<text:span text:style-name="T1">session_link</text:span>": "sunt aut facere repellat provident occaecati excepturi optio reprehenderit",</text:p>
      <text:p text:style-name="P2"><text:s text:c="4"/>"<text:span text:style-name="T1">start_time</text:span>": <text:span text:style-name="T6">2022-03-0</text:span><text:span text:style-name="T7">3 </text:span><text:span text:style-name="T6">16:24;</text:span></text:p>
      <text:p text:style-name="P2"><text:span text:style-name="T6"><text:s text:c="3"/>"</text:span><text:span text:style-name="T7">end_time</text:span><text:span text:style-name="T6">": 2022-03-0</text:span><text:span text:style-name="T7">3 </text:span><text:span text:style-name="T6">16:24;</text:span></text:p>
      <text:p text:style-name="Standard"><text:s text:c="4"/></text:p>
      <text:p text:style-name="Standard"><text:s text:c="2"/>}</text:p>
      <text:p text:style-name="P1">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7:31:31.089500362</meta:creation-date>
    <dc:date>2022-03-02T17:36:24.300420405</dc:date>
    <meta:editing-duration>PT4M5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46" meta:character-count="433" meta:non-whitespace-character-count="353"/>
  </office:meta>
</office:document-meta>
</file>